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chantsVO.setCashdeposit( Long cashdepos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Min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Companyestablishedyear( String companyestablishedye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ShoptypenameArray( String [ ] shop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Brandcertificat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Winportdomain( String winport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Isdelete( boolean isde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Payordbuyercnt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Wangwang( String wangw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Payordamt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Payordcnt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Winpor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Joincount( int join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rchantsV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Cashdepos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Brandcertificateurl( String brandcertificat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Category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Tel( String t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Returnordrate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Initialcapi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Detail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ShoptypeArray( String [ ] shop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Payordamt30( Double payordamt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Payordcnt30( long payordcnt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Compan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Reg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Summimageurilist( String summimageuri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isHasbr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Shoptype( String shop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Wangw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Hasbrand( boolean hasb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Regionname( String reg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Typename(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Memberid( String memb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Stdcategoryi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Companyname( String compan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Categoryid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Memb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Bran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CategoryidsArray( String [ ] category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Stdcategorynam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Companyfounded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DetailurlArray( String [ ] detail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Brandfoundtime( Date brandfoun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Max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Stdcategoryname2( String stdcategorynam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Stdcategoryi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isIs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Brandfoun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Companyfoundedplace( String companyfounded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Merchant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CategoryidsnameArray( String [ ] categoryid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Brandlogo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Stdcategoryid2( String stdcategoryid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Stdcategoryname1( String stdcategorynam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Brandintrod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Detailurl( String detail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Brandname( String bran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Shop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Shoptypename( String shop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T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Companyintroduction( String companyintrodu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SummimageurilistArray( String [ ] summimageuri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Returnordrate90( Double returnordrate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Stdcategoryid1( String stdcategoryid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RegionnameArray( String [ ] reg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Minarea( Integer min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chantsVO.setRegionArray( String [ ] 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Initialcapital( Long initialcapi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Shop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Stdcategorynam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Companyintrod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Membercnttd( int membercnt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Companyregcapital( Double companyregcapi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Expirationdate( Date expiration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Categoryidsname( String categoryid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Merchantstype( int merchant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Expiratio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Joi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Payordbuyercnt30( long payordbuyercnt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Region( String reg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Companyestablished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Summimageuri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Brandintroduction( String brandintrodu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Categoryids( String categoryi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Maxarea( Integer max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Brandlogourl( String brandlogo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Membercnt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chantsVO.getExpirationdateFo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chantsVO.getCompanyregcapi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